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automatic-styles>
    <style:style style:name="P1" style:family="paragraph" style:parent-style-name="Default_20_Text">
      <style:text-properties style:font-name="Times New Roman" fo:font-size="16pt" fo:font-style="italic" fo:font-weight="bold" fo:background-color="transparent" style:font-style-asian="italic" style:font-style-complex="italic"/>
    </style:style>
    <style:style style:name="P2" style:family="paragraph" style:parent-style-name="Default_20_Text">
      <style:text-properties style:font-name="Times New Roman" fo:font-size="16pt" fo:font-style="italic" fo:font-weight="bold" fo:background-color="transparent" style:font-style-asian="italic" style:font-weight-asian="bold" style:font-style-complex="italic" style:font-weight-complex="bold"/>
    </style:style>
    <style:style style:name="P3" style:family="paragraph" style:parent-style-name="Default_20_Text">
      <style:text-properties style:font-name="Century" fo:font-style="italic" fo:background-color="transparent"/>
    </style:style>
    <style:style style:name="P4" style:family="paragraph" style:parent-style-name="Default_20_Text">
      <style:text-properties style:text-underline-style="solid" style:text-underline-width="auto" style:text-underline-color="font-color" fo:background-color="transparent"/>
    </style:style>
    <style:style style:name="P5" style:family="paragraph" style:parent-style-name="Default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style="italic" style:font-size-asian="18pt" style:font-style-asian="italic" style:font-size-complex="18pt" style:font-style-complex="italic"/>
    </style:style>
    <style:style style:name="T5" style:family="text">
      <style:text-properties fo:color="#0000ff" fo:font-size="18pt" fo:font-weight="bold" style:font-size-asian="18pt" style:font-weight-asian="bold" style:font-size-complex="18pt" style:font-weight-complex="bold"/>
    </style:style>
    <style:style style:name="T6" style:family="text">
      <style:text-properties fo:color="#0000ff" fo:font-size="18pt" fo:font-style="italic" style:font-size-asian="18pt" style:font-style-asian="italic" style:font-size-complex="18pt" style:font-style-complex="italic"/>
    </style:style>
    <style:style style:name="T7" style:family="text">
      <style:text-properties fo:font-weight="normal" style:font-weight-asian="normal" style:font-weight-complex="normal"/>
    </style:style>
    <style:style style:name="T8" style:family="text">
      <style:text-properties style:font-name="Century" fo:font-style="italic" fo:background-color="transparent"/>
    </style:style>
    <style:style style:name="T9" style:family="text">
      <style:text-properties style:font-name="Times New Roman1" fo:font-size="8pt" style:text-underline-style="solid" style:text-underline-width="auto" style:text-underline-color="font-color" fo:background-color="transparent"/>
    </style:style>
    <style:style style:name="T10" style:family="text">
      <style:text-properties style:font-name="Times New Roman1" fo:font-size="13pt" fo:font-style="normal"/>
    </style:style>
    <style:style style:name="T11" style:family="text">
      <style:text-properties style:text-underline-style="solid" style:text-underline-width="auto" style:text-underline-color="font-color" fo:background-color="transparent"/>
    </style:style>
    <style:style style:name="T12" style:family="text">
      <style:text-properties style:text-underline-style="solid" style:text-underline-width="auto" style:text-underline-color="font-color" fo:font-weight="bold" fo:background-color="transparent" style:font-weight-asian="bold" style:font-weight-complex="bold"/>
    </style:style>
    <style:style style:name="T13" style:family="text">
      <style:text-properties fo:font-style="italic" style:text-underline-style="solid" style:text-underline-width="auto" style:text-underline-color="font-color" fo:background-color="transparent"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alibri" fo:font-size="18pt" fo:font-style="normal"/>
    </style:style>
    <style:style style:name="T17" style:family="text">
      <style:text-properties fo:font-size="20pt"/>
    </style:style>
    <style:style style:name="T18" style:family="text">
      <style:text-properties fo:font-size="20pt" fo:font-weight="bold" style:font-weight-asian="bold" style:font-weight-complex="bold"/>
    </style:style>
    <style:style style:name="T19" style:family="text">
      <style:text-properties fo:font-size="20pt" fo:font-style="italic" fo:font-weight="bold" style:font-style-asian="italic" style:font-weight-asian="bold" style:font-style-complex="italic" style:font-weight-complex="bold"/>
    </style:style>
    <style:style style:name="T20" style:family="text">
      <style:text-properties style:font-name="Bell MT" fo:font-style="italic" fo:font-weight="normal"/>
    </style:style>
    <style:style style:name="T21" style:family="text">
      <style:text-properties style:font-name="Bell MT" fo:font-size="15pt" fo:font-style="italic" fo:font-weight="normal"/>
    </style:style>
    <style:style style:name="T22" style:family="text">
      <style:text-properties style:font-name="Bell MT" fo:font-size="15pt" fo:font-style="italic" fo:font-weight="normal"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tured Text</text:p>
      <text:p text:style-name="P2"/>
      <text:p text:style-name="Default_20_Text"><text:span text:style-name="T1">Task1.</text:span><text:span text:style-name="T2">ch</text:span><text:span text:style-name="T3">a</text:span><text:span text:style-name="T5">n</text:span><text:span text:style-name="T6">g</text:span><text:span text:style-name="T4">e</text:span> “bold” to bold font.</text:p>
      <text:p text:style-name="Default_20_Text"/>
      <text:p text:style-name="Default_20_Text"><text:span text:style-name="T1">Task2.</text:span><text:span text:style-name="T7">d</text:span>elete <text:span text:style-name="T8">next</text:span> paragraph</text:p>
      <text:p text:style-name="Default_20_Text"><text:span text:style-name="T9">Hello [delete]</text:span><text:span text:style-name="T11">, I </text:span><text:span text:style-name="T13">will</text:span><text:span text:style-name="T11"> be </text:span><text:span text:style-name="T12">delete</text:span></text:p>
      <text:p text:style-name="P3">indeed <text:s text:c="2"/>delete</text:p>
      <text:p text:style-name="P3"><text:span text:style-name="T10">different span in one single word</text:span> <text:span text:style-name="T1">de</text:span><text:span text:style-name="T16">le</text:span>te indeed</text:p>
      <text:p text:style-name="P4">He<text:span text:style-name="T17">llo</text:span><text:span text:style-name="T18"> </text:span><text:span text:style-name="T19">de</text:span><text:span text:style-name="T14">le</text:span><text:span text:style-name="T1">te th</text:span>is w<text:span text:style-name="T20">ord </text:span><text:span text:style-name="T21">d</text:span><text:span text:style-name="T22">e</text:span><text:span text:style-name="T14">le</text:span><text:span text:style-name="T1">te true</text:span><text:span text:style-name="T14"> </text:span><text:span text:style-name="T15">de</text:span><text:span text:style-name="T14">l</text:span><text:span text:style-name="T1">et</text:span>e <text:s/>indeed</text:p>
      <text:p text:style-name="Default_20_Text"><text:span text:style-name="T1">Task3.</text:span>turn “red” to red.</text:p>
      <text:p text:style-name="Default_20_Text"/>
      <text:p text:style-name="Default_20_Text"><text:span text:style-name="T1">Task4</text:span>.Delete the repeated item in the following set</text:p>
      <text:p text:style-name="Default_20_Text">{1,2,1,3,4,2,4,5,2,6,8,7,3,9,0}</text:p>
      <text:p text:style-name="Default_20_Text"/>
      <text:p text:style-name="P5"><text:span text:style-name="T1">Task5.</text:span>Change the SIMPLE to Odf Toolkit, and bold them.</text:p>
      <text:p text:style-name="Default_20_Text"/>
      <text:p text:style-name="Default_20_Text">The SIMPLE provides a home for libraries that ease the development of applications that support ODF , the unique vendor neutral open standard for office documents. The SIMPLE further provides a home for tools that process ODF or check ODF conformance.</text:p>
      <text:p text:style-name="Default_20_Text"/>
      <text:p text:style-name="Default_20_Text">The range of projects that are available in the SIMPLE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SIMPLE, to join the existing projects, and to collaborate with ODF developers everywhere.</text:p>
      <text:p text:style-name="Default_20_Text"/>
      <text:p text:style-name="Default_20_Text">The SIMPLE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 <text:s text:c="2"/>&lt;%WORLD%&gt;</text:p>
      <text:p text:style-name="Default_20_Text"/>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pitch="variable"/>
    <style:font-face style:name="Tahoma" svg:font-family="Tahoma" style:font-pitch="variable"/>
    <style:font-face style:name="Arial" svg:font-family="Arial" style:font-family-generic="roman" style:font-pitch="variable"/>
    <style:font-face style:name="Bell MT" svg:font-family="'Bell MT'" style:font-adornments="Italic" style:font-family-generic="roman" style:font-pitch="variable"/>
    <style:font-face style:name="Century" svg:font-family="Century" style:font-adornments="Italic" style:font-family-generic="roman" style:font-pitch="variable"/>
    <style:font-face style:name="Times New Roman"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Calibri" svg:font-family="Calibri"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whw</meta:initial-creator>
    <meta:creation-date>2009-08-31T15:59:02</meta:creation-date>
    <dc:creator>Svante Schubert</dc:creator>
    <dc:date>2010-06-30T21:13:35.95</dc:date>
    <dc:language>en-US</dc:language>
    <meta:editing-cycles>31</meta:editing-cycles>
    <meta:editing-duration>PT11H17M38S</meta:editing-duration>
    <meta:document-statistic meta:table-count="0" meta:image-count="0" meta:object-count="0" meta:page-count="1" meta:paragraph-count="18" meta:word-count="204" meta:character-count="1284"/>
    <meta:user-defined meta:name="Info 1"/>
    <meta:user-defined meta:name="Info 2"/>
    <meta:user-defined meta:name="Info 3"/>
    <meta:user-defined meta:name="Info 4"/>
  </office:meta>
</office:document-meta>
</file>